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8pt" fo:font-weight="normal" officeooo:rsid="001973ce" officeooo:paragraph-rsid="0019c7d6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28pt" fo:font-weight="normal" officeooo:rsid="0019c7d6" officeooo:paragraph-rsid="0019c7d6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28pt" fo:font-weight="normal" officeooo:rsid="001aeeab" officeooo:paragraph-rsid="001aeeab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28pt" fo:font-weight="normal" officeooo:rsid="001c435c" officeooo:paragraph-rsid="001c435c" style:font-size-asian="24.5pt" style:font-weight-asian="normal" style:font-size-complex="2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28pt" fo:font-weight="normal" officeooo:rsid="001db2d1" officeooo:paragraph-rsid="001db2d1" style:font-size-asian="24.5pt" style:font-weight-asian="normal" style:font-size-complex="2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28pt" fo:font-weight="bold" officeooo:rsid="001aeeab" officeooo:paragraph-rsid="001aeea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8pt" fo:font-weight="bold" officeooo:rsid="001db2d1" officeooo:paragraph-rsid="001db2d1" style:font-size-asian="24.5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4pt" fo:font-weight="bold" officeooo:rsid="001973ce" officeooo:paragraph-rsid="0017ee2f" style:font-size-asian="38.5pt" style:font-weight-asian="bold" style:font-size-complex="4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4pt" fo:font-weight="bold" officeooo:rsid="0017ee2f" officeooo:paragraph-rsid="0017ee2f" style:font-size-asian="38.5pt" style:font-weight-asian="bold" style:font-size-complex="44pt" style:font-weight-complex="bold"/>
    </style:style>
    <style:style style:name="T1" style:family="text">
      <style:text-properties officeooo:rsid="0017ee2f"/>
    </style:style>
    <style:style style:name="T2" style:family="text">
      <style:text-properties officeooo:rsid="0019c7d6"/>
    </style:style>
    <style:style style:name="T3" style:family="text">
      <style:text-properties officeooo:rsid="001aeeab"/>
    </style:style>
    <style:style style:name="T4" style:family="text">
      <style:text-properties officeooo:rsid="001c435c"/>
    </style:style>
    <style:style style:name="T5" style:family="text">
      <style:text-properties officeooo:rsid="001db2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<text:span text:style-name="T1">CCESS CONTROL</text:span></text:p>
      <text:p text:style-name="P9">IN LINUX</text:p>
      <text:p text:style-name="P8"/>
      <text:p text:style-name="P1">O<text:span text:style-name="T2">ne of the most fundamental access controll In linux is the file permission .Linux create a set of rules to determine exactly who is going to get what access.</text:span></text:p>
      <text:p text:style-name="P1"/>
      <text:p text:style-name="P2">‘r’→ ‘Read’ →<text:span text:style-name="T3"> 4</text:span></text:p>
      <text:p text:style-name="P2">‘w’→ ‘Write’ →<text:span text:style-name="T3"> 2</text:span></text:p>
      <text:p text:style-name="P2">‘x’→ ‘Execute’ →<text:span text:style-name="T3"> 1</text:span></text:p>
      <text:p text:style-name="P2"/>
      <text:p text:style-name="P2"/>
      <text:p text:style-name="P2">‘u’ → ‘user’</text:p>
      <text:p text:style-name="P2">‘g’ → ‘group’</text:p>
      <text:p text:style-name="P2">‘o’ → ‘other/public’</text:p>
      <text:p text:style-name="P2"/>
      <text:p text:style-name="P2">so you can give a set of read write and execute <text:span text:style-name="T3">permission to the user group and </text:span><text:soft-page-break/><text:span text:style-name="T3">public. you can assign permission with the letter and also the number</text:span></text:p>
      <text:p text:style-name="P2"/>
      <text:p text:style-name="P3">to get the permission information in a folder or a file . </text:p>
      <text:p text:style-name="P3"/>
      <text:p text:style-name="P6">=&gt;getfacl &lt;folder/file&gt;</text:p>
      <text:p text:style-name="P2"/>
      <text:p text:style-name="P3">to see detail information about a permission of different file and folder go to a folder </text:p>
      <text:p text:style-name="P3"/>
      <text:p text:style-name="P3">=&gt; ls -l &lt;folder&gt;</text:p>
      <text:p text:style-name="P3"/>
      <text:p text:style-name="P3">now to give permission t<text:span text:style-name="T4">a file or folder we use the chmod command</text:span></text:p>
      <text:p text:style-name="P3"/>
      <text:p text:style-name="P4">to give permission for read write and execute to all the user,group and other its like</text:p>
      <text:p text:style-name="P4"/>
      <text:p text:style-name="P4">chmod(4+2+1) (4+2+1)(4+2+1)filename</text:p>
      <text:p text:style-name="P4"><text:soft-page-break/>=&gt;chmod 777 &lt;filename&gt;</text:p>
      <text:p text:style-name="P4">that means give the read(4) write(2) and execute(1) permission to the user and the group and also the other/public</text:p>
      <text:p text:style-name="P4"/>
      <text:p text:style-name="P4">to give the read write execute to the user</text:p>
      <text:p text:style-name="P4">and read and write to the user </text:p>
      <text:p text:style-name="P4">and only the execute to the other</text:p>
      <text:p text:style-name="P4"/>
      <text:p text:style-name="P4">=&gt;chmod 761 &lt;filename&gt;</text:p>
      <text:p text:style-name="P4"/>
      <text:p text:style-name="P4">you can give the read write execute command using letter</text:p>
      <text:p text:style-name="P4"/>
      <text:p text:style-name="P4">to give write permission to a file to the other</text:p>
      <text:p text:style-name="P4"/>
      <text:p text:style-name="P4">chmod o+w filename</text:p>
      <text:p text:style-name="P4"/>
      <text:p text:style-name="P4">to a remove the read permission <text:span text:style-name="T5">from the group</text:span></text:p>
      <text:p text:style-name="P4"/>
      <text:p text:style-name="P7"><text:soft-page-break/>=&gt; chmod g-r &lt;filename&gt;</text:p>
      <text:p text:style-name="P7"/>
      <text:p text:style-name="P5">changing the ownership of a file or folder to a specific group or folder</text:p>
      <text:p text:style-name="P5"/>
      <text:p text:style-name="P7">=&gt;chown &lt;user&gt;:&lt;group&gt; &lt;filename&gt;</text:p>
      <text:p text:style-name="P7"/>
      <text:p text:style-name="P5">to do this on recursively in a folder you need to provide a flag</text:p>
      <text:p text:style-name="P5"/>
      <text:p text:style-name="P7">=&gt;chown -R &lt;user&gt;:&lt;group&gt; &lt;filename&gt;</text:p>
      <text:p text:style-name="P7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08:30:55.798467449</meta:creation-date>
    <meta:generator>LibreOffice/6.3.3.2$Linux_X86_64 LibreOffice_project/a64200df03143b798afd1ec74a12ab50359878ed</meta:generator>
    <dc:date>2019-11-30T09:40:14.557193643</dc:date>
    <meta:editing-duration>PT6M38S</meta:editing-duration>
    <meta:editing-cycles>1</meta:editing-cycles>
    <meta:document-statistic meta:table-count="0" meta:image-count="0" meta:object-count="0" meta:page-count="4" meta:paragraph-count="32" meta:word-count="267" meta:character-count="1456" meta:non-whitespace-character-count="1218"/>
  </office:meta>
</office:document-meta>
</file>